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a"/>
    </style:style>
    <style:style style:name="P5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auto"/>
      <style:text-properties fo:font-size="20pt" fo:font-weight="bold" style:font-size-asian="20pt" style:font-weight-asian="bold" style:font-size-complex="20pt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text-properties fo:font-weight="bold" officeooo:rsid="0009d9f6" officeooo:paragraph-rsid="0009d9f6" style:font-weight-asian="bold"/>
    </style:style>
    <style:style style:name="P8" style:family="paragraph">
      <style:paragraph-properties fo:text-align="start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9d9f6"/>
    </style:style>
    <style:style style:name="gr1" style:family="graphic" style:data-style-name="C36">
      <style:graphic-properties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style:vertical-pos="middle" style:vertical-rel="baseline" style:horizontal-pos="from-left" style:horizontal-rel="paragraph" draw:wrap-influence-on-position="once-concurrent" style:flow-with-text="false"/>
    </style:style>
    <number:date-style style:name="C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date form:name="Date Field 1" form:control-implementation="ooo:com.sun.star.form.component.DateField" xml:id="control1" form:id="control1" form:current-value="2019-04-26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ObjIDinMSO" office:value-type="float" office:value="65535"/>
              <form:property form:property-name="Text" office:value-type="string" office:string-value="04/26/2019"/>
            </form:properties>
          </form:date>
          <form:combobox form:name="Combo Box 1" form:control-implementation="ooo:com.sun.star.form.component.ComboBox" xml:id="control2" form:id="control2" form:dropdown="true" form:current-value="9" form:value="9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</form:properties>
            <form:item form:label="Choose an item."/>
            <form:item form:label="1"/>
            <form:item form:label="2"/>
            <form:item form:label="3"/>
            <form:item form:label="4"/>
            <form:item form:label="5"/>
            <form:item form:label="6"/>
            <form:item form:label="7"/>
            <form:item form:label="8"/>
            <form:item form:label="9"/>
            <form:item form:label="10"/>
          </form:combobox>
          <form:combobox form:name="Combo Box 2" form:control-implementation="ooo:com.sun.star.form.component.ComboBox" xml:id="control3" form:id="control3" form:dropdown="true" form:current-value="9" form:value="9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</form:properties>
            <form:item form:label="Choose an item."/>
            <form:item form:label="1"/>
            <form:item form:label="2"/>
            <form:item form:label="3"/>
            <form:item form:label="4"/>
            <form:item form:label="5"/>
            <form:item form:label="6"/>
            <form:item form:label="7"/>
            <form:item form:label="8"/>
            <form:item form:label="9"/>
            <form:item form:label="10"/>
          </form:combobox>
          <form:combobox form:name="Combo Box 3" form:control-implementation="ooo:com.sun.star.form.component.ComboBox" xml:id="control4" form:id="control4" form:dropdown="true" form:current-value="9" form:value="9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</form:properties>
            <form:item form:label="Choose an item."/>
            <form:item form:label="1"/>
            <form:item form:label="2"/>
            <form:item form:label="3"/>
            <form:item form:label="4"/>
            <form:item form:label="5"/>
            <form:item form:label="6"/>
            <form:item form:label="7"/>
            <form:item form:label="8"/>
            <form:item form:label="9"/>
            <form:item form:label="10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eer Feedback Form</text:p>
      <text:p text:style-name="P3">CIS3250(L)</text:p>
      <text:p text:style-name="P3"/>
      <text:p text:style-name="P2">Your name Taj Ali</text:p>
      <text:p text:style-name="P4"><text:span text:style-name="T1">Presenters Name <text:s/>Benji Charles<text:tab/><text:tab/><text:tab/>Date <text:s/></text:span><text:span text:style-name="T1"><draw:control text:anchor-type="as-char" draw:z-index="0" draw:style-name="gr1" draw:text-style-name="P8" svg:width="1.0606in" svg:height="0.2276in" draw:control="control1"/></text:span></text:p>
      <text:p text:style-name="Standard">Briefly describe what the presentation was about.</text:p>
      <text:p text:style-name="P7">Why you should rush theta tau</text:p>
      <text:p text:style-name="Standard"/>
      <text:p text:style-name="Standard">What did the presenter do particularly well?</text:p>
      <text:p text:style-name="P2">The <text:bookmark text:name="_GoBack"/><text:span text:style-name="T2">speech had good information about the benefits of joining the organization</text:span></text:p>
      <text:p text:style-name="Standard"/>
      <text:p text:style-name="Standard">What areas could the presenter improve on?</text:p>
      <text:p text:style-name="P2">The speech was good all around, <text:span text:style-name="T2">but there was a lot of um’s</text:span></text:p>
      <text:p text:style-name="Standard"/>
      <text:p text:style-name="Standard">Please score (0-10) and briefly comment on the following areas of the presentation. </text:p>
      <text:p text:style-name="P1">Excellent (8-10 Points)</text:p>
      <text:p text:style-name="P1">Acceptable (5-7 Points)</text:p>
      <text:p text:style-name="P4">Unacceptable (0-4 Points)</text:p>
      <text:p text:style-name="Standard">Clear articulate speech – overall understandability of the words used</text:p>
      <text:p text:style-name="Standard"><draw:control text:anchor-type="as-char" draw:z-index="1" draw:style-name="gr2" draw:text-style-name="P8" svg:width="1.5087in" svg:height="0.2276in" draw:control="control2"/></text:p>
      <text:p text:style-name="P2">Clear voice and volume</text:p>
      <text:p text:style-name="Standard">Speakers Poise and composure – including eye contact and body language</text:p>
      <text:p text:style-name="Standard"><draw:control text:anchor-type="as-char" draw:z-index="2" draw:style-name="gr2" draw:text-style-name="P8" svg:width="1.5087in" svg:height="0.2276in" draw:control="control3"/></text:p>
      <text:p text:style-name="P2">Good eye contact and open body language</text:p>
      <text:p text:style-name="Standard">Organization – structure of the speech</text:p>
      <text:p text:style-name="Standard"><text:soft-page-break/><draw:control text:anchor-type="as-char" draw:z-index="3" draw:style-name="gr2" draw:text-style-name="P8" svg:width="1.5087in" svg:height="0.2276in" draw:control="control4"/></text:p>
      <text:p text:style-name="P2">The speech was organized well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</meta:initial-creator>
    <meta:editing-cycles>16</meta:editing-cycles>
    <meta:creation-date>2018-08-28T12:51:00</meta:creation-date>
    <dc:date>2019-04-26T17:36:18.696362876</dc:date>
    <meta:editing-duration>PT2H55M37S</meta:editing-duration>
    <meta:generator>LibreOffice/5.1.6.2$Linux_x86 LibreOffice_project/10m0$Build-2</meta:generator>
    <meta:document-statistic meta:table-count="0" meta:image-count="0" meta:object-count="0" meta:page-count="2" meta:paragraph-count="23" meta:word-count="127" meta:character-count="807" meta:non-whitespace-character-count="691"/>
    <meta:user-defined meta:name="AppVersion">16.0000</meta:user-defined>
    <meta:user-defined meta:name="Company">HP</meta:user-defined>
    <meta:user-defined meta:name="DocSecurity" meta:value-type="float">8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